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ClassLoader.ASM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ClassLoader.defineClassPublic( String name ,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ClassLoader.ASM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ClassLoader.getParen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MClassLoader.loadClass( String name , boolean resol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MClassLoad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ClassLoader.isExternalClass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